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right="-46.20p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>SCHEMA LOGICO</text:span></text:p>
      <text:p text:style-name="P1"><text:span text:style-name="T2"/></text:p>
      <text:p text:style-name="P2"><text:span text:style-name="T3">UTENTE(</text:span><text:span text:style-name="T4">nome</text:span><text:span text:style-name="T5">, email, password, tipo, residenza, datanascita)</text:span></text:p>
      <text:p text:style-name="P2"><text:span text:style-name="T6"/></text:p>
      <text:p text:style-name="P2"><text:span text:style-name="T7">PREFERENZA(</text:span><text:span text:style-name="T8">nome[UTENTE], nomec[CATEGORIA]</text:span><text:span text:style-name="T9">)<text:s text:c="2"/></text:span></text:p>
      <text:p text:style-name="P2"><text:span text:style-name="T10"/></text:p>
      <text:p text:style-name="P2"><text:span text:style-name="T11">CATEGORIA(</text:span><text:span text:style-name="T12">nomec)</text:span></text:p>
      <text:p text:style-name="P2"><text:span text:style-name="T13"/></text:p>
      <text:p text:style-name="P2"><text:span text:style-name="T14">SOTTOCATEGORIA(</text:span><text:span text:style-name="T15">nomesc, nomec[CATEGORIA]</text:span><text:span text:style-name="T16">)</text:span><text:span text:style-name="T17"><text:s/></text:span></text:p>
      <text:p text:style-name="P2"><text:span text:style-name="T18"/></text:p>
      <text:p text:style-name="P2"><text:span text:style-name="T19">TOPIC1(</text:span><text:span text:style-name="T20">nomec[CATEGORIA], idd[DOMANDAPERTA]</text:span><text:span text:style-name="T21">)</text:span></text:p>
      <text:p text:style-name="P2"><text:span text:style-name="T22"/></text:p>
      <text:p text:style-name="P2"><text:span text:style-name="T23">TOPIC2(</text:span><text:span text:style-name="T24">nomec[CATEGORIA], idd[SONDAGGIO]</text:span><text:span text:style-name="T25">)</text:span></text:p>
      <text:p text:style-name="P2"><text:span text:style-name="T26"/></text:p>
      <text:p text:style-name="P2"><text:span text:style-name="T27">DOMANDAPERTA(</text:span><text:span text:style-name="T28">idd</text:span><text:span text:style-name="T29">, data,<text:s/></text:span><text:span text:style-name="T30">testo, imgurl, imgtesto, chiusa, nome[UTENTE]) </text:span></text:p>
      <text:p text:style-name="P2"><text:span text:style-name="T31"/></text:p>
      <text:p text:style-name="P3"><text:span text:style-name="T32">SONDAGGIO(</text:span><text:span text:style-name="T33">idd</text:span><text:span text:style-name="T34">, data,<text:s/></text:span><text:span text:style-name="T35">testo, imgurl, imgtesto, chiusa,<text:s/></text:span><text:span text:style-name="T36">nome[UTENTE])<text:s/></text:span><text:span text:style-name="T37"/></text:p>
      <text:p text:style-name="P4"><text:span text:style-name="T38"/></text:p>
      <text:p text:style-name="P4"><text:span text:style-name="T39">RISPOSTAPREDEFINITA(</text:span><text:span text:style-name="T40">idr</text:span><text:span text:style-name="T41">, anonimo, data, testorisp, nome[UTENTE], idd[SONDAGGIO])</text:span></text:p>
      <text:p text:style-name="P4"><text:span text:style-name="T42"/></text:p>
      <text:p text:style-name="P5"><text:span text:style-name="T43">RISPOSTAPERTA(</text:span><text:span text:style-name="T44">idr</text:span><text:span text:style-name="T45">, anonimo, data,<text:s/></text:span><text:span text:style-name="T46">testorisp,<text:s/></text:span><text:span text:style-name="T47"><text:s/>votopositivo, votonegativo, idd[DOMANDAPERTA])</text:span></text:p>
      <text:p text:style-name="P6"><text:span text:style-name="T48"/></text:p>
      <text:p text:style-name="P6"><text:span text:style-name="T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